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získat pomoc<text:tab/>6</text:a></text:p>
          <text:p text:style-name="P120"><text:a xlink:type="simple" xlink:href="#__RefHeading__11255_2075352164" text:style-name="Index_20_Link" text:visited-style-name="Index_20_Link">Možné vzhledové odchylky<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á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programu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od uživatelů k dispozici řada webových stránek s bezplatnými radami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Možné vzhledové odchylky<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ep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ep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Akce</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také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kartu Styly a formátování postranní lišty</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programu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programu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Modul LibreOffice, který používáme ovlivňuje jak umístíme kurzor, abychom vložili vzorec.</text:p>
      <text:list xml:id="list153829493501774"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dokumentu Writer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programu Writer</text:p></draw:text-box></draw:frame></text:p>
      <text:p text:style-name="Text_20_body"><text:soft-page-break/>Když ukončíme zadávání vzorce, můžeme editor zavřít buď stisknutím klávesy <text:span text:style-name="Keystroke">Esc</text:span> nebo klepnutím v dokumentu mimo vzorec. Poklepáním na objekt vzorce v dokumentu se znovu otevře editor vzorců a můžeme upravit vzorec.</text:p>
      <text:p text:style-name="Text_20_body">Vzorce se do dokumentů vkládají jako objekty OLE. Stejně jako u jakéhokoli objektu OLE můžeme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užíváme-li vkládání vzorců často, můžeme na Standardní nástrojové liště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těchto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Tu otevřeme pravým tlačítkem myši v editoru vzorců. Vybereme kategorii a z podřízené nabídky vybereme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v editoru vzorců na správném místě.</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Z rozevíracího seznamu <text:span text:style-name="Emphasis">Sada symbolů</text:span> vybereme možnost <text:span text:style-name="Strong_20_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programu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3827664876025" text:continue-list="list153827499374793" text:style-name="Heading_20_Note">
        <text:list-item>
          <text:p text:style-name="P147">Poznámka</text:p>
        </text:list-item>
      </text:list>
      <text:p text:style-name="P76">Pokud je to třeba,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programu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ím z těchto způsobů:</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programu Math po ukončení editace vzorce uložíme změny.</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slovem over a x po něm patří ke zlomku, a tak jej i zobrazil. Chceme-li, aby byl jmenovatel x+1 namísto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em.</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Hranaté závorky vytvoří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těchto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3827933579440" text:continue-list="list153827719631160" text:style-name="List_20_1">
        <text:list-item>
          <text:p text:style-name="P174">Znak označíme jako text pomocí dvojitých uvozovek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Ve vzorci bude text ve výchozím písmu,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ep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bychom nenastavili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se prvky vzorců umístěné nad sebou vzájemně vodorovně zarovnají.</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Zadáme například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programy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programu Math<text:bookmark-end text:name="__RefHeading__20863_356159161"/></text:h>
      <text:list xml:id="list153829198221065" text:continue-list="list153828571724996" text:style-name="Numbering_20_1">
        <text:list-item text:start-value="1">
          <text:p text:style-name="Numbering_20_1">V počítači vytvoříme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programů Writer, Calc, Draw nebo Impress<text:bookmark-end text:name="__RefHeading__20865_356159161"/></text:h>
      <text:list xml:id="list153828162597381" text:continue-list="list153829198221065"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programu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programu Math</text:user-defined></text:p>
      <text:h text:style-name="Title" text:outline-level="1"><text:bookmark-start text:name="Chapter 2"/><text:bookmark-start text:name="__RefHeading__1942_3143140754167"/>Kapitola 2 <text:line-break/>Vzorce v programu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řadě,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aný seznam<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V dokumentu umístíme kurzor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Chceme-li změnit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takto:</text:p>
      <text:list xml:id="list153828955020015" text:continue-list="list153827563282877" text:style-name="Numbering_20_1">
        <text:list-item text:start-value="1">
          <text:p text:style-name="Numbering_20_1">Vytvoříme vzorec v dokumentu programu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u kterého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Karta 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programech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takto:</text:p>
      <text:list xml:id="list153828437089853" text:continue-list="list153829084651289"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á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 třeba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programem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me změnit takto:</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m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me přesunout.</text:p>
        </text:list-item>
        <text:list-item>
          <text:p text:style-name="P188">Z rozevíracího seznamu Původní symbol: vybereme název symbolu, který chcem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m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m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Sada se také odstraní, pokud odstraníme poslední symbol z této sady.</text:p>
      <text:h text:style-name="P137" text:outline-level="3"><text:bookmark-start text:name="__RefHeading__43969_666340315"/><text:soft-page-break/>Možnosti editace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v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v dokumentu Math,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program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programu Math můžeme také importovat vzorce formátu MathML. Použijeme volbu <text:span text:style-name="Strong_20_Emphasis">Nástroje &gt; Importovat MathML ze schránky</text:span> v hlavní nabídce.</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programu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ep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oučet</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